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6pt" officeooo:rsid="000173f9" officeooo:paragraph-rsid="000173f9" style:font-size-asian="16pt" style:font-size-complex="16pt"/>
    </style:style>
    <style:style style:name="P2" style:family="paragraph" style:parent-style-name="Standard">
      <style:text-properties fo:font-size="16pt" officeooo:paragraph-rsid="000198ab" style:font-size-asian="16pt" style:font-size-complex="16pt"/>
    </style:style>
    <style:style style:name="P3" style:family="paragraph" style:parent-style-name="Heading_20_1">
      <style:paragraph-properties fo:margin-top="0cm" fo:margin-bottom="0cm" style:contextual-spacing="false"/>
    </style:style>
    <style:style style:name="P4" style:family="paragraph" style:parent-style-name="Heading_20_1">
      <style:text-properties fo:font-size="16pt" officeooo:paragraph-rsid="000198ab" style:font-size-asian="16pt" style:font-size-complex="16pt"/>
    </style:style>
    <style:style style:name="P5" style:family="paragraph" style:parent-style-name="Standard">
      <style:text-properties fo:font-size="16pt" style:font-size-asian="16pt" style:font-size-complex="16pt"/>
    </style:style>
    <style:style style:name="P6" style:family="paragraph" style:parent-style-name="Standard">
      <style:text-properties fo:font-size="16pt" officeooo:rsid="000198ab" officeooo:paragraph-rsid="000198ab" style:font-size-asian="16pt" style:font-size-complex="16pt"/>
    </style:style>
    <style:style style:name="P7" style:family="paragraph" style:parent-style-name="Text_20_body">
      <style:text-properties fo:font-size="15pt" officeooo:rsid="000198ab" officeooo:paragraph-rsid="000198ab" style:font-size-asian="13.1000003814697pt" style:font-size-complex="15pt"/>
    </style:style>
    <style:style style:name="P8" style:family="paragraph" style:parent-style-name="Text_20_body">
      <style:text-properties officeooo:rsid="00026c6c" officeooo:paragraph-rsid="00026c6c"/>
    </style:style>
    <style:style style:name="P9" style:family="paragraph" style:parent-style-name="Text_20_body">
      <style:text-properties fo:font-size="15pt" officeooo:rsid="00026c6c" officeooo:paragraph-rsid="00026c6c" style:font-size-asian="13.1000003814697pt" style:font-size-complex="15pt"/>
    </style:style>
    <style:style style:name="P10" style:family="paragraph" style:parent-style-name="Text_20_body">
      <style:text-properties fo:font-size="15pt" officeooo:rsid="0003ad1a" officeooo:paragraph-rsid="0003ad1a" style:font-size-asian="13.1000003814697pt" style:font-size-complex="15pt"/>
    </style:style>
    <style:style style:name="P11" style:family="paragraph" style:parent-style-name="Text_20_body">
      <style:text-properties fo:font-size="15pt" officeooo:rsid="0003eb4f" officeooo:paragraph-rsid="0003eb4f" style:font-size-asian="13.1000003814697pt" style:font-size-complex="15pt"/>
    </style:style>
    <style:style style:name="T1" style:family="text">
      <style:text-properties officeooo:rsid="00026c6c"/>
    </style:style>
    <style:style style:name="fr1" style:family="graphic" style:parent-style-name="Inline_20_Heading">
      <style:graphic-properties style:vertical-pos="middle" style:vertical-rel="text" style:horizontal-pos="from-left" style:horizontal-rel="paragraph-conten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evelopment document plan:</text:p>
      <text:p text:style-name="P1"/>
      <text:p text:style-name="P1">subheadings required:</text:p>
      <text:p text:style-name="P2"><draw:frame draw:style-name="fr1" draw:name="Frame1" text:anchor-type="as-char" draw:z-index="0"><draw:text-box fo:min-height="0.041cm" fo:min-width="0.041cm"><text:h text:style-name="P3" text:outline-level="1">functional and non-functional requirements</text:h></draw:text-box></draw:frame>-</text:p>
      <text:p text:style-name="P2">copy paste from proposal </text:p>
      <text:p text:style-name="P1"/>
      <text:h text:style-name="P4" text:outline-level="1">Versioning- </text:h>
      <text:p text:style-name="P5">something that indicates you will have multiple versions- you may have to come back to say specifics <text:s/>you have to say what’s in each version and why-version one has to start with your database since its the backbone of your code user registration is also essential, therefore version one should be the bare bones essentials- for us we should make 2fa part of version one and therefore staff reg as well </text:p>
      <text:p text:style-name="P1"/>
      <text:p text:style-name="P1">version 2 login aswell as booking, cancelling etc -these are must do’s and should only be things that are integrated to be operational </text:p>
      <text:p text:style-name="P1"/>
      <text:p text:style-name="P1">version 3 – nice to haves- css change bookings audit logs, customisation branding etc </text:p>
      <text:p text:style-name="P1"/>
      <text:p text:style-name="P6">you can expand to more but minimum 3 </text:p>
      <text:p text:style-name="P6"/>
      <text:p text:style-name="P6"/>
      <text:h text:style-name="Heading_20_1" text:outline-level="1">Limitations</text:h>
      <text:p text:style-name="Text_20_body"/>
      <text:p text:style-name="P7">Environmental variables limiting you- using root instead of users <text:span text:style-name="T1">with separate permissions </text:span></text:p>
      <text:p text:style-name="P7"/>
      <text:h text:style-name="Heading_20_1" text:outline-level="1">Version 1</text:h>
      <text:p text:style-name="P8">Mention non-functional and functional requirements wherever you can </text:p>
      <text:p text:style-name="P9">What do you plan to make- copy paste from versioning earlier in document</text:p>
      <text:p text:style-name="P9">document and describe what you made- need printscreens </text:p>
      <text:p text:style-name="P9">what changed and why </text:p>
      <text:p text:style-name="P9"><text:soft-page-break/>evaluate what will change in the next version </text:p>
      <text:p text:style-name="P10">EXPORT DATABASE AT THE END OF EACH VERSION-DOCUMENT THAT ASWELL</text:p>
      <text:h text:style-name="Heading_20_1" text:outline-level="1">Version 2</text:h>
      <text:p text:style-name="P10">(Suitable for all subsequent versions)</text:p>
      <text:p text:style-name="P10">what did you plan to build initially </text:p>
      <text:p text:style-name="P10">describe what changed and why</text:p>
      <text:p text:style-name="P10">what did you actually make - printscreens <text:s/></text:p>
      <text:p text:style-name="P10">what will change in the subsequent version- for the final version talk about what more you could add.</text:p>
      <text:p text:style-name="P10"/>
      <text:p text:style-name="P10">NFR AND FR EVERYWHERE REFERENCE THEM AT EVERY OPPORTUNITY </text:p>
      <text:p text:style-name="P10"/>
      <text:p text:style-name="P11">Testing tables </text:p>
      <text:p text:style-name="P11">you should have 3 tables each devoted to one corresponding version </text:p>
      <text:p text:style-name="P11">you could use a power point to store the evidence for each table, remember for each slide to specify the test number and the evidence potentially add a small description for each image describing what is happening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15cm" fo:border="0.06pt solid #000000"/>
    </style:style>
    <style:style style:name="Inline_20_Heading" style:display-name="Inline Heading" style:family="graphic">
      <style:graphic-properties fo:min-width="0.041cm" fo:min-height="0.041cm" text:anchor-type="as-char" svg:y="0cm" fo:margin-left="0cm" fo:margin-right="0cm" style:vertical-pos="middle" style:vertical-rel="text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04T13:04:37.656944100</meta:creation-date>
    <dc:date>2025-11-07T10:41:17.002404900</dc:date>
    <meta:editing-duration>PT18M22S</meta:editing-duration>
    <meta:editing-cycles>2</meta:editing-cycles>
    <meta:generator>LibreOffice/25.8.2.2$Windows_X86_64 LibreOffice_project/d401f2107ccab8f924a8e2df40f573aab7605b6f</meta:generator>
    <meta:document-statistic meta:table-count="0" meta:image-count="0" meta:object-count="0" meta:page-count="2" meta:paragraph-count="29" meta:word-count="299" meta:character-count="1836" meta:non-whitespace-character-count="1546"/>
  </office:meta>
</office:document-meta>
</file>